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justify" style:justify-single-word="false"/>
      <style:text-properties officeooo:rsid="000dd7ef" officeooo:paragraph-rsid="000dd7ef"/>
    </style:style>
    <style:style style:name="P2" style:family="paragraph" style:parent-style-name="Preformatted_20_Text">
      <style:paragraph-properties fo:text-align="justify" style:justify-single-word="false"/>
      <style:text-properties officeooo:rsid="000f7bd0" officeooo:paragraph-rsid="000f7bd0"/>
    </style:style>
    <style:style style:name="P3" style:family="paragraph" style:parent-style-name="Preformatted_20_Text">
      <style:paragraph-properties fo:text-align="center" style:justify-single-word="false"/>
      <style:text-properties style:font-name="Bitstream Charter" officeooo:rsid="000b4d00" officeooo:paragraph-rsid="000b4d00"/>
    </style:style>
    <style:style style:name="P4" style:family="paragraph" style:parent-style-name="Preformatted_20_Text">
      <style:paragraph-properties fo:text-align="justify" style:justify-single-word="false"/>
      <style:text-properties style:font-name="Bitstream Charter" officeooo:rsid="000b4d00" officeooo:paragraph-rsid="000b4d00"/>
    </style:style>
    <style:style style:name="P5" style:family="paragraph" style:parent-style-name="Preformatted_20_Text">
      <style:paragraph-properties fo:text-align="center" style:justify-single-word="false"/>
      <style:text-properties style:font-name="Bitstream Charter" fo:font-size="8pt" fo:font-style="italic" fo:font-weight="bold" officeooo:rsid="001d5ea1" officeooo:paragraph-rsid="001d5ea1" style:font-size-asian="8pt" style:font-style-asian="italic" style:font-weight-asian="bold" style:font-size-complex="8pt" style:font-style-complex="italic" style:font-weight-complex="bold"/>
    </style:style>
    <style:style style:name="P6" style:family="paragraph" style:parent-style-name="Preformatted_20_Text">
      <style:paragraph-properties fo:text-align="justify" style:justify-single-word="false"/>
      <style:text-properties style:font-name="Bitstream Charter" officeooo:rsid="000dd7ef" officeooo:paragraph-rsid="000dd7ef"/>
    </style:style>
    <style:style style:name="P7" style:family="paragraph" style:parent-style-name="Preformatted_20_Text">
      <style:paragraph-properties fo:text-align="justify" style:justify-single-word="false"/>
      <style:text-properties style:font-name="Bitstream Charter" officeooo:rsid="000dd7ef" officeooo:paragraph-rsid="00116a74"/>
    </style:style>
    <style:style style:name="P8" style:family="paragraph" style:parent-style-name="Preformatted_20_Text" style:list-style-name="L1">
      <style:paragraph-properties fo:text-align="justify" style:justify-single-word="false"/>
      <style:text-properties style:font-name="Bitstream Charter" officeooo:rsid="000dd7ef" officeooo:paragraph-rsid="00116a74"/>
    </style:style>
    <style:style style:name="P9" style:family="paragraph" style:parent-style-name="Preformatted_20_Text" style:list-style-name="L1">
      <style:paragraph-properties fo:text-align="justify" style:justify-single-word="false"/>
      <style:text-properties style:font-name="Bitstream Charter" officeooo:rsid="0014c450" officeooo:paragraph-rsid="0014c450"/>
    </style:style>
    <style:style style:name="P10" style:family="paragraph" style:parent-style-name="Preformatted_20_Text">
      <style:paragraph-properties fo:text-align="justify" style:justify-single-word="false"/>
      <style:text-properties style:font-name="Bitstream Charter" officeooo:rsid="0014c450" officeooo:paragraph-rsid="0014c450"/>
    </style:style>
    <style:style style:name="P11" style:family="paragraph" style:parent-style-name="Preformatted_20_Text">
      <style:paragraph-properties fo:text-align="justify" style:justify-single-word="false"/>
      <style:text-properties style:font-name="Bitstream Charter" officeooo:rsid="00172096" officeooo:paragraph-rsid="00172096"/>
    </style:style>
    <style:style style:name="P12" style:family="paragraph" style:parent-style-name="Preformatted_20_Text" style:list-style-name="L2">
      <style:paragraph-properties fo:text-align="justify" style:justify-single-word="false"/>
      <style:text-properties style:font-name="Bitstream Charter" officeooo:rsid="00172096" officeooo:paragraph-rsid="00172096"/>
    </style:style>
    <style:style style:name="P13" style:family="paragraph" style:parent-style-name="Preformatted_20_Text" style:list-style-name="L3">
      <style:paragraph-properties fo:text-align="justify" style:justify-single-word="false"/>
      <style:text-properties style:font-name="Bitstream Charter" officeooo:rsid="00172096" officeooo:paragraph-rsid="00172096"/>
    </style:style>
    <style:style style:name="P14" style:family="paragraph" style:parent-style-name="Preformatted_20_Text">
      <style:paragraph-properties fo:text-align="justify" style:justify-single-word="false"/>
      <style:text-properties style:font-name="Bitstream Charter" officeooo:rsid="0017989b" officeooo:paragraph-rsid="0017989b"/>
    </style:style>
    <style:style style:name="P15" style:family="paragraph" style:parent-style-name="Preformatted_20_Text">
      <style:paragraph-properties fo:text-align="justify" style:justify-single-word="false"/>
      <style:text-properties style:font-name="Bitstream Charter" officeooo:rsid="001935f7" officeooo:paragraph-rsid="001935f7"/>
    </style:style>
    <style:style style:name="P16" style:family="paragraph" style:parent-style-name="Preformatted_20_Text">
      <style:paragraph-properties fo:text-align="justify" style:justify-single-word="false"/>
      <style:text-properties style:font-name="Bitstream Charter" officeooo:rsid="00116a74" officeooo:paragraph-rsid="00116a74"/>
    </style:style>
    <style:style style:name="P17" style:family="paragraph" style:parent-style-name="Preformatted_20_Text">
      <style:paragraph-properties fo:text-align="center" style:justify-single-word="false"/>
      <style:text-properties style:font-name="Bitstream Charter" fo:font-weight="bold" officeooo:rsid="000b4d00" officeooo:paragraph-rsid="000b4d00" style:font-weight-asian="bold" style:font-weight-complex="bold"/>
    </style:style>
    <style:style style:name="P18" style:family="paragraph" style:parent-style-name="Preformatted_20_Text">
      <style:paragraph-properties fo:text-align="justify" style:justify-single-word="false"/>
      <style:text-properties style:font-name="Bitstream Charter" fo:font-weight="bold" officeooo:rsid="000b4d00" officeooo:paragraph-rsid="000b4d00" style:font-weight-asian="bold" style:font-weight-complex="bold"/>
    </style:style>
    <style:style style:name="P19" style:family="paragraph" style:parent-style-name="Preformatted_20_Text">
      <style:paragraph-properties fo:text-align="justify" style:justify-single-word="false"/>
      <style:text-properties style:font-name="Bitstream Charter" fo:font-weight="bold" officeooo:rsid="000dd7ef" officeooo:paragraph-rsid="000dd7ef" style:font-weight-asian="bold" style:font-weight-complex="bold"/>
    </style:style>
    <style:style style:name="P20" style:family="paragraph" style:parent-style-name="Preformatted_20_Text">
      <style:paragraph-properties fo:text-align="justify" style:justify-single-word="false"/>
      <style:text-properties style:font-name="Bitstream Charter" fo:font-weight="bold" officeooo:rsid="000dd7ef" officeooo:paragraph-rsid="00116a74" style:font-weight-asian="bold" style:font-weight-complex="bold"/>
    </style:style>
    <style:style style:name="P21" style:family="paragraph" style:parent-style-name="Preformatted_20_Text">
      <style:paragraph-properties fo:text-align="justify" style:justify-single-word="false"/>
      <style:text-properties style:font-name="Bitstream Charter" fo:font-weight="bold" officeooo:rsid="00172096" officeooo:paragraph-rsid="00172096" style:font-weight-asian="bold" style:font-weight-complex="bold"/>
    </style:style>
    <style:style style:name="P22" style:family="paragraph" style:parent-style-name="Preformatted_20_Text">
      <style:paragraph-properties fo:text-align="justify" style:justify-single-word="false"/>
      <style:text-properties style:font-name="Bitstream Charter" fo:font-weight="bold" officeooo:rsid="0017989b" officeooo:paragraph-rsid="0017989b" style:font-weight-asian="bold" style:font-weight-complex="bold"/>
    </style:style>
    <style:style style:name="T1" style:family="text">
      <style:text-properties officeooo:rsid="000b9213"/>
    </style:style>
    <style:style style:name="T2" style:family="text">
      <style:text-properties officeooo:rsid="000ed407"/>
    </style:style>
    <style:style style:name="T3" style:family="text">
      <style:text-properties officeooo:rsid="00116a74"/>
    </style:style>
    <style:style style:name="T4" style:family="text">
      <style:text-properties officeooo:rsid="0012ec01"/>
    </style:style>
    <style:style style:name="T5" style:family="text">
      <style:text-properties style:text-position="super 58%"/>
    </style:style>
    <style:style style:name="T6" style:family="text">
      <style:text-properties officeooo:rsid="0019feaf"/>
    </style:style>
    <style:style style:name="T7" style:family="text">
      <style:text-properties style:font-name="Bitstream Charter"/>
    </style:style>
    <style:style style:name="T8" style:family="text">
      <style:text-properties style:font-name="Bitstream Charter" officeooo:rsid="0021b92c"/>
    </style:style>
    <style:style style:name="T9" style:family="text">
      <style:text-properties officeooo:rsid="00265323"/>
    </style:style>
    <style:style style:name="T10"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425in" fo:text-indent="-0.25in" fo:margin-left="3.74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stributed Hash Tables</text:p>
      <text:p text:style-name="P17"/>
      <text:p text:style-name="P17">Simulation of DNS system using DHT</text:p>
      <text:p text:style-name="P5">Nishanth Muruganandam <text:s text:c="2"/>110276247</text:p>
      <text:p text:style-name="P3"/>
      <text:p text:style-name="P18">Task:</text:p>
      <text:p text:style-name="P4"><text:tab/>The class of algorithm this task comes under is Distributed Hash Tables(DHT). The task is to build an application that uses DHT. <text:span text:style-name="T1">For this to take a shape, I rely on the implementation of any DHT algorithm. The idea is to replace the Hierarchical structure of DNS with the flat structure of DHT in an attempt to make the system more available, fault tolerant, resilient to DoS attacks, etc. Preferable programming language is Java.</text:span></text:p>
      <text:p text:style-name="P4"/>
      <text:p text:style-name="P19">Motivation:</text:p>
      <text:p text:style-name="P7"><text:tab/>The idea is primarily derived from [1]. <text:span text:style-name="T2">The traditional DNS system uses hierarchical based structure. The one with DHT will be more flat. The latter proves to be more scalable as discussed in [1] &amp; [2].</text:span></text:p>
      <text:p text:style-name="P7"/>
      <text:p text:style-name="P20"><text:span text:style-name="T9">Sub-Tasks:</text:span></text:p>
      <text:p text:style-name="P7"/>
      <text:p text:style-name="P7"><text:span text:style-name="T3"><text:tab/>The sub-tasks (which is expected to grow) are as follows:</text:span></text:p>
      <text:p text:style-name="P7"><text:span text:style-name="T3"><text:tab/></text:span></text:p>
      <text:list xml:id="list4157693037862479161" text:style-name="L1">
        <text:list-item>
          <text:p text:style-name="P8"><text:span text:style-name="T3">Read the resources collected so far (I.e) [1], [2] &amp; [3].</text:span></text:p>
        </text:list-item>
        <text:list-item>
          <text:p text:style-name="P8"><text:span text:style-name="T3">Come up with a minimal UI for the application.</text:span></text:p>
        </text:list-item>
        <text:list-item>
          <text:p text:style-name="P8"><text:span text:style-name="T4">Work on the back-end with the implementation from team members. </text:span></text:p>
        </text:list-item>
        <text:list-item>
          <text:p text:style-name="P8"><text:span text:style-name="T4">If language conflict between implementation and application, find a <text:s/>suitable API. </text:span></text:p>
        </text:list-item>
        <text:list-item>
          <text:p text:style-name="P9">Test the flow of the application. </text:p>
        </text:list-item>
      </text:list>
      <text:p text:style-name="P10"/>
      <text:p text:style-name="P21">Inter<text:span text:style-name="T9">f</text:span>ace:</text:p>
      <text:p text:style-name="P11"><text:tab/>Input:</text:p>
      <text:list xml:id="list4468078792678209059" text:style-name="L2">
        <text:list-item>
          <text:p text:style-name="P12">Human readable URL</text:p>
        </text:list-item>
      </text:list>
      <text:p text:style-name="P11"><text:tab/>Output:</text:p>
      <text:list xml:id="list92240430737236865" text:style-name="L3">
        <text:list-item>
          <text:p text:style-name="P13">Fetch the corresponding physical address for the URL. </text:p>
        </text:list-item>
      </text:list>
      <text:p text:style-name="P14"/>
      <text:p text:style-name="P22">Timeline:</text:p>
      <text:p text:style-name="P14"/>
      <text:p text:style-name="P15"><text:tab/>1<text:span text:style-name="T5">st</text:span> week: Finalize the input and output for the user and interaction between the application and the underlying application. <text:span text:style-name="T6">Find a suitable open source implementation on DHT (as a backup option) and modify it to the application needs. </text:span></text:p>
      <text:p text:style-name="P15"/>
      <text:p text:style-name="P15"><text:tab/>2<text:span text:style-name="T5">nd</text:span> week: Implementation of the application in a suitable platform and a suitable language. </text:p>
      <text:p text:style-name="P15"/>
      <text:p text:style-name="P15"><text:tab/>3<text:span text:style-name="T5">rd</text:span> week: Test the application developed for various cases. Some of the work in 2nd week might overflow to this one. </text:p>
      <text:p text:style-name="P15"/>
      <text:p text:style-name="P6"><text:span text:style-name="T10">References</text:span>:</text:p>
      <text:p text:style-name="P1"><text:span text:style-name="T7">[1] </text:span><text:span text:style-name="T8">Vasileios Pappas, et.al. A Comparitive Study of the DNS design with DHT-Based Alternatives. </text:span><text:a xlink:type="simple" xlink:href="http://web.cs.ucla.edu/~lixia/papers/06INFOCOM.pdf" text:style-name="Internet_20_link" text:visited-style-name="Visited_20_Internet_20_Link"><text:span text:style-name="T7">http://web.cs.ucla.edu/~lixia/papers/06INFOCOM.pdf</text:span></text:a><text:span text:style-name="T7">. </text:span><text:span text:style-name="T8">INFOCOM- 2006</text:span></text:p>
      <text:p text:style-name="P2"><text:span text:style-name="T7">[2] </text:span><text:a xlink:type="simple" xlink:href="https://courses.cs.washington.edu/courses/csep551/04wi/krishna.dht-pmp.ppt" text:style-name="Internet_20_link" text:visited-style-name="Visited_20_Internet_20_Link"><text:span text:style-name="T7">https://courses.cs.washington.edu/courses/csep551/04wi/krishna.dht-pmp.ppt</text:span></text:a></text:p>
      <text:p text:style-name="P16">[3] https://wiki.hacdc.org/index.php/Byzantium_Distributed_DN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13T21:04:03.633382613</dc:date>
    <meta:editing-duration>PT52M12S</meta:editing-duration>
    <meta:editing-cycles>29</meta:editing-cycles>
    <meta:generator>LibreOffice/4.4.6.3$Linux_X86_64 LibreOffice_project/40m0$Build-3</meta:generator>
    <meta:document-statistic meta:table-count="0" meta:image-count="0" meta:object-count="0" meta:page-count="1" meta:paragraph-count="28" meta:word-count="299" meta:character-count="1971" meta:non-whitespace-character-count="1687"/>
  </office:meta>
</office:document-meta>
</file>